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gency FB" fo:font-size="36pt" style:font-size-asian="36pt" style:font-size-complex="36pt"/>
    </style:style>
    <style:style style:name="P2" style:parent-style-name="Normal" style:family="paragraph">
      <style:text-properties style:font-name="Agency FB" fo:font-size="36pt" style:font-size-asian="36pt" style:font-size-complex="36pt"/>
    </style:style>
    <style:style style:name="P3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T4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5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6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7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8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9" style:parent-style-name="Standardstycketeckensnitt" style:family="text">
      <style:text-properties style:font-name="Agency FB" fo:font-size="72pt" style:font-size-asian="72pt" style:font-size-complex="72pt"/>
    </style:style>
    <style:style style:name="T10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11" style:parent-style-name="Standardstycketeckensnitt" style:family="text">
      <style:text-properties style:font-name="Agency FB" fo:font-size="72pt" style:font-size-asian="72pt" style:font-size-complex="72pt"/>
    </style:style>
    <style:style style:name="P12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T13" style:parent-style-name="Standardstycketeckensnitt" style:family="text">
      <style:text-properties style:font-name="Agency FB" fo:font-size="72pt" style:font-size-asian="72pt" style:font-size-complex="72pt"/>
    </style:style>
    <style:style style:name="P14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T15" style:parent-style-name="Standardstycketeckensnitt" style:family="text">
      <style:text-properties style:font-name="Agency FB" fo:font-size="72pt" style:font-size-asian="72pt" style:font-size-complex="72pt"/>
    </style:style>
    <style:style style:name="T16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17" style:parent-style-name="Standardstycketeckensnitt" style:family="text">
      <style:text-properties style:font-name="Agency FB" fo:font-size="72pt" style:font-size-asian="72pt" style:font-size-complex="72pt"/>
    </style:style>
    <style:style style:name="T18" style:parent-style-name="Standardstycketeckensnitt" style:family="text">
      <style:text-properties style:font-name="Agency FB" fo:color="#FFFFFF" fo:font-size="72pt" style:font-size-asian="72pt" style:font-size-complex="72pt"/>
    </style:style>
    <style:style style:name="T19" style:parent-style-name="Standardstycketeckensnitt" style:family="text">
      <style:text-properties style:font-name="Agency FB" fo:font-size="72pt" style:font-size-asian="72pt" style:font-size-complex="72pt"/>
    </style:style>
    <style:style style:name="P20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5.083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fo:clip="rect(0.10617in, 0.1292in, 0.10748in, 0.12946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05655in, 0.04155in, 0.08113in, 0.23899in)" style:horizontal-rel="paragraph" style:vertical-rel="paragraph" style:horizontal-pos="from-left" style:vertical-pos="from-top" style:mirror="horizontal"/>
    </style:style>
    <style:style style:family="graphic" style:name="a2" style:parent-style-name="Graphics">
      <style:graphic-properties fo:border="0.01042in none" fo:background-color="transparent" style:wrap="run-through" style:run-through="foreground" fo:clip="rect(0.04864in, 0.02705in, 0.10562in, 0.02081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2454in, 0.23484in, 0.22496in, 0.11038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24"/></text:p>
      <text:p text:style-name="P2"><text:bookmark-start text:name="_Hlk143791932"/><text:bookmark-end text:name="_Hlk143791932"/></text:p>
      <text:p text:style-name="P3"><text:bookmark-start text:name="_Hlk143560971"/><text:span text:style-name="T4"><draw:frame draw:z-index="251655168" draw:style-name="a0" draw:transform="translate(-0.26562in -0.28125in) rotate(-0.42543) translate(2.9583in 0.56908in)" draw:name="Bildobjekt 39" text:anchor-type="paragraph" svg:width="0.53125in" svg:height="0.5625in" style:rel-width="scale" style:rel-height="scale"><draw:image xlink:href="media/image1.png" xlink:type="simple" xlink:show="embed" xlink:actuate="onLoad"/><svg:title/><svg:desc>En bild som visar Barnkonst, rita, clipart, skiss

Automatiskt genererad beskrivning</svg:desc></draw:frame></text:span><text:span text:style-name="T5"><draw:frame draw:z-index="251656192" draw:style-name="a1" draw:transform="translate(-0.25729in -0.32291in) rotate(-0.93026) translate(3.9001in 0.76709in)" draw:name="Bildobjekt 40" text:anchor-type="paragraph" svg:width="0.51458in" svg:height="0.64583in" style:rel-width="scale" style:rel-height="scale"><draw:image xlink:href="media/image2.png" xlink:type="simple" xlink:show="embed" xlink:actuate="onLoad"/><svg:title/><svg:desc>En bild som visar Barnkonst, verktyg, konst

Automatiskt genererad beskrivning</svg:desc></draw:frame></text:span><text:span text:style-name="T6"><draw:frame draw:z-index="251657216" draw:style-name="a2" draw:transform="translate(-0.29687in -0.30903in) rotate(-0.02823) translate(4.61941in 1.42084in)" draw:name="Bildobjekt 41" text:anchor-type="paragraph" svg:width="0.59375in" svg:height="0.61806in" style:rel-width="scale" style:rel-height="scale"><draw:image xlink:href="media/image3.png" xlink:type="simple" xlink:show="embed" xlink:actuate="onLoad"/><svg:title/><svg:desc>En bild som visar Barnkonst, rita, Färggrann, konst

Automatiskt genererad beskrivning</svg:desc></draw:frame></text:span><text:span text:style-name="T7"><draw:frame draw:z-index="251659264" draw:style-name="a3" draw:transform="translate(-1.78819in -1.77604in) rotate(-0.42543) translate(2.96266in 2.53234in)" draw:name="Bildobjekt 37" text:anchor-type="paragraph" svg:width="3.57639in" svg:height="3.55208in" style:rel-width="scale" style:rel-height="scale"><draw:image xlink:href="media/image4.png" xlink:type="simple" xlink:show="embed" xlink:actuate="onLoad"/><svg:title/><svg:desc/></draw:frame></text:span><text:span text:style-name="T8">(</text:span><text:bookmark-end text:name="_Hlk143560971"/><text:span text:style-name="T9"><text:s text:c="3"/></text:span><text:bookmark-start text:name="_Hlk143560860"/><text:span text:style-name="T10">)</text:span><text:bookmark-end text:name="_Hlk143560860"/><text:span text:style-name="T11"><text:s text:c="5"/></text:span></text:p>
      <text:p text:style-name="P12"><text:span text:style-name="T13"><draw:frame draw:z-index="251658240" draw:style-name="a4" draw:transform="translate(-0.33854in -0.33854in) rotate(-0.99468) translate(4.86938in 1.56452in)" draw:name="Bildobjekt 42" text:anchor-type="paragraph" svg:width="0.67708in" svg:height="0.67708in" style:rel-width="scale" style:rel-height="scale"><draw:image xlink:href="media/image5.png" xlink:type="simple" xlink:show="embed" xlink:actuate="onLoad"/><svg:title/><svg:desc>En bild som visar Barnkonst, rita, skiss, Färggrann

Automatiskt genererad beskrivning</svg:desc></draw:frame></text:span></text:p>
      <text:p text:style-name="P14"><text:bookmark-start text:name="_Hlk143791900"/><text:span text:style-name="T15"><draw:frame draw:z-index="251660288" draw:style-name="a5" draw:transform="translate(-0.29132in -0.33958in) rotate(-1.40586) translate(4.95139in 0.4316in)" draw:name="Bildobjekt 43" text:anchor-type="paragraph" svg:width="0.58264in" svg:height="0.67917in" style:rel-width="scale" style:rel-height="scale"><draw:image xlink:href="media/image6.png" xlink:type="simple" xlink:show="embed" xlink:actuate="onLoad"/><svg:title/><svg:desc>En bild som visar Barnkonst, Färggrann, konst

Automatiskt genererad beskrivning</svg:desc></draw:frame></text:span><text:span text:style-name="T16">(</text:span><text:bookmark-end text:name="_Hlk143791900"/><text:span text:style-name="T17"><text:s text:c="2"/></text:span><text:bookmark-start text:name="_Hlk143791990"/><text:span text:style-name="T18">)</text:span><text:bookmark-end text:name="_Hlk143791990"/><text:span text:style-name="T19"><text:s/></text:span></text:p>
      <text:p text:style-name="P20"/>
      <text:p text:style-name="P21"/>
      <text:p text:style-name="P22"/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h Luhandu</meta:initial-creator>
    <dc:creator>Joseph Luhandu</dc:creator>
    <meta:creation-date>2023-08-21T22:15:00Z</meta:creation-date>
    <dc:date>2023-08-24T20:33:00Z</dc:date>
    <meta:template xlink:href="Normal.dotm" xlink:type="simple"/>
    <meta:editing-cycles>4</meta:editing-cycles>
    <meta:editing-duration>PT238020S</meta:editing-duration>
    <meta:document-statistic meta:page-count="1" meta:paragraph-count="1" meta:word-count="8" meta:character-count="54" meta:row-count="1" meta:non-whitespace-character-count="47"/>
  </office:meta>
</office:document-meta>
</file>